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, sans-serif"/>
    <style:font-face style:name="Open Sans1" svg:font-family="'Open Sans', Arial, 'Helvetica Neue', Helvetica, sans-serif"/>
    <style:font-face style:name="Open Sans" svg:font-family="'Open Sans', sans-serif"/>
    <style:font-face style:name="OpenSymbol" svg:font-family="OpenSymbol"/>
    <style:font-face style:name="lucida grande" svg:font-family="'lucida grande', lucida, Verdana, Geneva, 'trebuchet ms'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0.1917in" fo:text-align="start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1">
      <style:paragraph-properties fo:margin-top="0in" fo:margin-bottom="0.139in" fo:line-height="0.1917in"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 style:list-style-name="L2">
      <style:paragraph-properties fo:margin-top="0in" fo:margin-bottom="0.139in" fo:line-height="0.1917in"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L3">
      <style:paragraph-properties fo:margin-top="0in" fo:margin-bottom="0.139in" fo:line-height="0.1917in"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4">
      <style:paragraph-properties fo:margin-top="0in" fo:margin-bottom="0.139in" fo:line-height="0.1917in"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0in" fo:margin-right="0in" fo:margin-top="0in" fo:margin-bottom="0.139in" fo:line-height="0.1917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Standard" style:master-page-name="Standard">
      <style:paragraph-properties fo:margin-left="0in" fo:margin-right="0in" fo:margin-top="0in" fo:margin-bottom="0.139in" fo:line-height="0.1917in" fo:text-align="center" style:justify-single-word="false" fo:text-indent="0in" style:auto-text-indent="false" style:page-number="auto"/>
      <style:text-properties style:font-name="Times New Roman" fo:font-size="12pt" style:font-size-asian="12pt" style:font-size-complex="12pt"/>
    </style:style>
    <style:style style:name="P9" style:family="paragraph" style:parent-style-name="Text_20_body">
      <style:paragraph-properties fo:margin-top="0in" fo:margin-bottom="0.1043in" fo:text-align="start" style:justify-single-word="false" fo:orphans="2" fo:widows="2" fo:padding="0in" fo:border="none"/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T1" style:family="text">
      <style:text-properties fo:color="#00000a" style:text-position="0% 0%" fo:letter-spacing="normal" style:font-name-asian="Calibri1" style:font-name-complex="Calibri1"/>
    </style:style>
    <style:style style:name="T2" style:family="text">
      <style:text-properties fo:color="#00000a" style:text-position="0% 0%" fo:font-weight="normal" style:font-name-asian="Calibri1" style:font-name-complex="Calibri1"/>
    </style:style>
    <style:style style:name="T3" style:family="text">
      <style:text-properties fo:font-variant="normal" fo:text-transform="none" fo:color="#00000a" style:text-position="0% 0%" fo:letter-spacing="normal" fo:font-style="normal" fo:font-weight="normal" style:font-name-asian="Calibri1" style:font-name-complex="Calibri1"/>
    </style:style>
    <style:style style:name="T4" style:family="text">
      <style:text-properties fo:font-variant="normal" fo:text-transform="none" fo:color="#00000a" style:text-position="0% 0%" style:font-name="Times New Roman" fo:font-size="12pt" fo:letter-spacing="normal" fo:font-style="normal" fo:font-weight="normal" style:font-name-asian="Calibri1" style:font-name-complex="Calibri1"/>
    </style:style>
    <style:style style:name="T5" style:family="text">
      <style:text-properties fo:font-variant="normal" fo:text-transform="none" fo:color="#333333" style:font-name="Times New Roman" fo:font-size="12pt" fo:letter-spacing="normal" fo:font-style="normal" fo:font-weight="bold"/>
    </style:style>
    <style:style style:name="T6" style:family="text">
      <style:text-properties fo:font-variant="normal" fo:text-transform="none" fo:color="#333333" fo:letter-spacing="normal" fo:font-style="normal" fo:font-weight="bold"/>
    </style:style>
    <style:style style:name="T7" style:family="text">
      <style:text-properties fo:font-variant="normal" fo:text-transform="none" fo:color="#444444" style:text-position="0% 0%" fo:letter-spacing="normal" fo:font-style="normal" fo:font-weight="normal" style:font-name-asian="Calibri1" style:font-name-complex="Calibri1"/>
    </style:style>
    <style:style style:name="T8" style:family="text">
      <style:text-properties fo:font-variant="normal" fo:text-transform="none" fo:color="#292929" style:text-position="0% 0%" fo:letter-spacing="normal" fo:font-style="normal" fo:font-weight="normal" style:font-name-asian="Calibri1" style:font-name-complex="Calibri1"/>
    </style:style>
    <style:style style:name="T9" style:family="text">
      <style:text-properties style:font-name="Times New Roman"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Network design Questions and solutions</text:span></text:p>
      <text:p text:style-name="P7"><text:span text:style-name="T1">Name: Eric Okoro</text:span></text:p>
      <text:p text:style-name="P7"><text:span text:style-name="T1">Course: CIT 240</text:span></text:p>
      <text:p text:style-name="P6"><text:span text:style-name="T1">• Scalability/Growth</text:span></text:p>
      <text:p text:style-name="P6"><text:span text:style-name="T1">Q1: How large do you expect the network to be over a period of two years. </text:span></text:p>
      <text:p text:style-name="P6"><text:span text:style-name="T1">Q2: How often will more <text:s/>devices be added </text:span></text:p>
      <text:p text:style-name="P6"><text:span text:style-name="T1">Q3: How many device(s) are curently available <text:s/>to be added</text:span></text:p>
      <text:p text:style-name="P6"><text:span text:style-name="T1">Q4: Would you want the network to be redesigned if the traffic or demand increased?</text:span></text:p>
      <text:p text:style-name="P6"><text:span text:style-name="T1">Q5: Would you want want the functionality to remain unchanged when the network is expanded</text:span></text:p>
      <text:p text:style-name="P6"><text:span text:style-name="T1">• Security</text:span></text:p>
      <text:p text:style-name="P6"><text:span text:style-name="T1">Q1: Will every device on the network have unrestricted access to the server?</text:span></text:p>
      <text:p text:style-name="P6"><text:span text:style-name="T1">Q2: What level of access will be given to each device(s) on the network?</text:span></text:p>
      <text:p text:style-name="P6"><text:span text:style-name="T1">Q3: How would you want to protect the network from unwanted traffic?</text:span></text:p>
      <text:p text:style-name="P6"><text:span text:style-name="T1">Q4: Will user be able to install a third party software?</text:span></text:p>
      <text:p text:style-name="P6"><text:span text:style-name="T1">• Budget</text:span></text:p>
      <text:p text:style-name="P6"><text:span text:style-name="T1">Q!: How much would it cost to set up such network?</text:span></text:p>
      <text:p text:style-name="P6"><text:span text:style-name="T1">Q2: Will the fund available be sufficient to set up such a network?</text:span></text:p>
      <text:p text:style-name="P6"><text:span text:style-name="T1">Q3: Is there specific equipment that would be used</text:span></text:p>
      <text:p text:style-name="P6"><text:span text:style-name="T1">• Scope:</text:span></text:p>
      <text:p text:style-name="P6"><text:span text:style-name="T1">Q1: Is the design for a single network segment?</text:span></text:p>
      <text:p text:style-name="P6"><text:span text:style-name="T1">Q2:Is the design <text:s/>for a set of LAN?</text:span></text:p>
      <text:p text:style-name="P6"><text:span text:style-name="T3">Q3: Is the design for a WAN or remote-access netwiorks?</text:span></text:p>
      <text:p text:style-name="P6"><text:span text:style-name="T3">Q4: Is the design for the entire enterprise network</text:span></text:p>
      <text:p text:style-name="P6"><text:span text:style-name="T3"/></text:p>
      <text:p text:style-name="P6"><text:span text:style-name="T1">Part 2: With the questions defined, research the appropriate technical solutions, features, or concepts</text:span></text:p>
      <text:p text:style-name="P6"><text:span text:style-name="T1">that would work as solutions. Describe each solution in one paragraph or more and </text:span><text:soft-page-break/><text:span text:style-name="T1">include at least two</text:span></text:p>
      <text:p text:style-name="P6"><text:span text:style-name="T1">source references for this assignment. Parts 1 and 2 should be a minimum of one page.</text:span></text:p>
      <text:p text:style-name="P6"><text:span text:style-name="T1">]</text:span></text:p>
      <text:p text:style-name="P6"><text:span text:style-name="T1">Scalability/ Gtowth solution</text:span></text:p>
      <text:p text:style-name="P6"><text:span text:style-name="T1">Implement Performance tuning:-</text:span></text:p>
      <text:list xml:id="list7728956130816745251" text:style-name="L1">
        <text:list-item>
          <text:p text:style-name="P2"><text:span text:style-name="T7">More hardware will be added in a proactive way so that correct scaling and architecture is in p;lace and ready to handle increasing load or traffic</text:span><text:span text:style-name="T3">.</text:span></text:p>
        </text:list-item>
        <text:list-item>
          <text:p text:style-name="P2"><text:span text:style-name="T3">Create a list of very specific functional requirement</text:span></text:p>
        </text:list-item>
        <text:list-item>
          <text:p text:style-name="P2"><text:span text:style-name="T3">Avoid over-optimizing</text:span></text:p>
        </text:list-item>
        <text:list-item>
          <text:p text:style-name="P2"><text:span text:style-name="T3">More CPU, memory, or bandwidth to reduce sluggishness</text:span></text:p>
        </text:list-item>
      </text:list>
      <text:p text:style-name="P1"><text:span text:style-name="T3">Security Solution:</text:span></text:p>
      <text:list xml:id="list4580852599399955336" text:style-name="L2">
        <text:list-item>
          <text:p text:style-name="P3"><text:span text:style-name="T8"> Review of all the devices on the network</text:span></text:p>
        </text:list-item>
        <text:list-item>
          <text:p text:style-name="P3"><text:span text:style-name="T8">Identify all of the various platforms devices run.</text:span><text:span text:style-name="T3"> </text:span></text:p>
        </text:list-item>
        <text:list-item>
          <text:p text:style-name="P3"><text:span text:style-name="T8">Maintain a strict schedule for keeping up with security patches.</text:span><text:span text:style-name="T3"> </text:span></text:p>
        </text:list-item>
        <text:list-item>
          <text:p text:style-name="P3"><text:span text:style-name="T3">Structured network with a strong segmentation</text:span></text:p>
        </text:list-item>
      </text:list>
      <text:p text:style-name="P1"><text:span text:style-name="T3">Budget Solution:</text:span></text:p>
      <text:list xml:id="list1607037169930642638" text:style-name="L3">
        <text:list-item>
          <text:p text:style-name="P4"><text:span text:style-name="T3">Extra funds to be raised if the budget available is insufficient to fund the project</text:span></text:p>
        </text:list-item>
        <text:list-item>
          <text:p text:style-name="P4"><text:span text:style-name="T3">Cheaper and simple devices to be considered over sophisticated ones that would be expensive</text:span></text:p>
        </text:list-item>
      </text:list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Scope Solution:</text:span></text:p>
      <text:list xml:id="list4691491218112531101" text:style-name="L4">
        <text:list-item>
          <text:p text:style-name="P5"><text:span text:style-name="T3">Multiple router for different network segment</text:span></text:p>
        </text:list-item>
        <text:list-item>
          <text:p text:style-name="P5"><text:span text:style-name="T3">A specific device to perform specific fuction </text:span></text:p>
        </text:list-item>
        <text:list-item>
          <text:p text:style-name="P5"><text:span text:style-name="T3">Multple access points to create overlapping that will allow userd to connect as the move from one place to the other in a wireless enter</text:span></text:p>
          <text:p text:style-name="P5"><text:span text:style-name="T3"/></text:p>
        </text:list-item>
      </text:list>
      <text:p text:style-name="P1"><text:soft-page-break/></text:p>
      <text:p text:style-name="P1"/>
      <text:p text:style-name="P1"><text:span text:style-name="T3"/></text:p>
      <text:p text:style-name="P1"><text:span text:style-name="T6">URLhttps://www.compuquip.com/blog/5-common-network-security-problems-and-solutions</text:span></text:p>
      <text:p text:style-name="P9">Website TitleCompuquip Cybersecurity</text:p>
      <text:p text:style-name="P9">Article Title5 Common Network Security Problems and Solutions</text:p>
      <text:p text:style-name="P9">Date AccessedMay 19, 2019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, sans-serif"/>
    <style:font-face style:name="Open Sans1" svg:font-family="'Open Sans', Arial, 'Helvetica Neue', Helvetica, sans-serif"/>
    <style:font-face style:name="Open Sans" svg:font-family="'Open Sans', sans-serif"/>
    <style:font-face style:name="OpenSymbol" svg:font-family="OpenSymbol"/>
    <style:font-face style:name="lucida grande" svg:font-family="'lucida grande', lucida, Verdana, Geneva, 'trebuchet ms'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49" meta:word-count="439" meta:character-count="2587"/>
    <dc:date>2019-05-19T01:49:10.05</dc:date>
    <dc:creator>Eric Henry</dc:creator>
    <meta:generator>OpenOffice/4.1.6$Win32 OpenOffice.org_project/416m1$Build-9790</meta:generator>
  </office:meta>
</office:document-meta>
</file>